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style:page-number="auto" fo:break-before="auto" fo:break-after="auto"/>
    </style:style>
    <style:style style:name="P2" style:family="paragraph" style:parent-style-name="Standard">
      <style:paragraph-properties fo:margin-left="0cm" fo:margin-right="0cm" fo:text-indent="9.869cm" style:auto-text-indent="false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5" style:family="paragraph" style:parent-style-name="Standard">
      <style:paragraph-properties style:shadow="none" fo:keep-with-next="alway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%#include AL/BMS/commun/dateAdresse/dateAdresse#%</text:p>
      <text:p text:style-name="P4">%#include AL/BMS/echeances/droitsEcheancesAllocataireCommun#%</text:p>
      <text:p text:style-name="Standard"/>
      <text:p text:style-name="Standard"/>
      <text:p text:style-name="Standard"/>
      <text:p text:style-name="Standard"/>
      <text:p text:style-name="P5">%#include AL/commun/signatures/standard#%</text:p>
      <text:p text:style-name="P5">%=pushToEnd()=%</text:p>
      <text:p text:style-name="P5">%#include AL/echeances/droitsEcheancesAllocataire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">
      <style:paragraph-properties style:page-number="auto" fo:break-before="auto" fo:break-after="auto"/>
    </style:style>
    <style:style style:name="MP2" style:family="paragraph" style:parent-style-name="Standard">
      <style:paragraph-properties fo:margin-left="0cm" fo:margin-right="0cm" fo:text-indent="9.869cm" style:auto-text-indent="false"/>
    </style:style>
    <style:style style:name="M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7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5cm" fo:margin-left="0cm" fo:margin-right="0cm" fo:margin-bottom="0.499cm" style:dynamic-spacing="false"/>
      </style:header-style>
      <style:footer-style>
        <style:header-footer-properties svg:height="0.979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7cm" fo:margin-bottom="0.67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6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2"/>
        <text:p text:style-name="MP2"/>
      </style:header>
      <style:footer>
        <text:p text:style-name="Standard"/>
      </style:footer>
    </style:master-page>
    <style:master-page style:name="First_20_Page" style:display-name="First Page" style:page-layout-name="Mpm2">
      <style:footer>
        <text:p text:style-name="MP3"><text:page-number text:select-page="current"/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1-04T15:20:01</meta:creation-date>
    <dc:date>2015-08-27T13:51:50.71</dc:date>
    <meta:editing-cycles>95</meta:editing-cycles>
    <meta:editing-duration>PT20H18M22S</meta:editing-duration>
    <meta:document-statistic meta:table-count="0" meta:image-count="0" meta:object-count="0" meta:page-count="1" meta:paragraph-count="6" meta:word-count="10" meta:character-count="229"/>
    <meta:user-defined meta:name="Info 1"/>
    <meta:user-defined meta:name="Info 2"/>
    <meta:user-defined meta:name="Info 3"/>
    <meta:user-defined meta:name="Info 4"/>
  </office:meta>
</office:document-meta>
</file>